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bany" svg:font-family="Albany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r up we beseech thee, O Lord, the wills of thy faithful people; that they, plenteously bringing fourth the fruit of good works, may of thee be plenteously rewarded; through Jesus Christ our Lord. <text:span text:style-name="T1">Ame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bany" svg:font-family="Albany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R PL KaitiM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08:21:03</meta:creation-date>
    <meta:editing-duration>PT10H28M44S</meta:editing-duration>
    <meta:editing-cycles>2</meta:editing-cycles>
    <meta:generator>OpenOffice.org/3.4.1$Unix OpenOffice.org_project/341m1$Build-9593</meta:generator>
    <meta:initial-creator>Pamela Mclean</meta:initial-creator>
    <meta:document-statistic meta:table-count="0" meta:image-count="0" meta:object-count="0" meta:page-count="1" meta:paragraph-count="1" meta:word-count="35" meta:character-count="204"/>
    <dc:date>2012-12-02T19:05:34</dc:date>
    <dc:creator>Pamela Mclean</dc:creator>
  </office:meta>
</office:document-meta>
</file>